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e8605" officeooo:paragraph-rsid="001e8605"/>
    </style:style>
    <style:style style:name="P2" style:family="paragraph" style:parent-style-name="Text_20_body">
      <style:text-properties officeooo:rsid="0020778d" officeooo:paragraph-rsid="0020778d"/>
    </style:style>
    <style:style style:name="P3" style:family="paragraph" style:parent-style-name="Text_20_body">
      <style:text-properties officeooo:rsid="002221ae" officeooo:paragraph-rsid="002221ae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e8605" officeooo:paragraph-rsid="001e8605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20778d" officeooo:paragraph-rsid="0020778d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2221ae" officeooo:paragraph-rsid="002221ae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247e09" officeooo:paragraph-rsid="00247e09"/>
    </style:style>
    <style:style style:name="P9" style:family="paragraph" style:parent-style-name="Text_20_body">
      <style:text-properties officeooo:rsid="001e8605" officeooo:paragraph-rsid="001e8605"/>
    </style:style>
    <style:style style:name="P10" style:family="paragraph" style:parent-style-name="Text_20_body">
      <style:text-properties officeooo:rsid="001e8605" officeooo:paragraph-rsid="0030cbfb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 style:list-style-name="L3">
      <style:text-properties fo:font-weight="bold" style:font-weight-asian="bold" style:font-weight-complex="bold"/>
    </style:style>
    <style:style style:name="P13" style:family="paragraph" style:parent-style-name="Text_20_body" style:list-style-name="L4">
      <style:text-properties fo:font-weight="bold" style:font-weight-asian="bold" style:font-weight-complex="bold"/>
    </style:style>
    <style:style style:name="P14" style:family="paragraph" style:parent-style-name="Text_20_body" style:list-style-name="L5">
      <style:text-properties fo:font-weight="bold" style:font-weight-asian="bold" style:font-weight-complex="bold"/>
    </style:style>
    <style:style style:name="P15" style:family="paragraph" style:parent-style-name="Text_20_body" style:list-style-name="L6">
      <style:text-properties fo:font-weight="bold" style:font-weight-asian="bold" style:font-weight-complex="bold"/>
    </style:style>
    <style:style style:name="P16" style:family="paragraph" style:parent-style-name="Text_20_body" style:list-style-name="L2">
      <style:text-properties fo:font-weight="bold" style:font-weight-asian="bold" style:font-weight-complex="bold"/>
    </style:style>
    <style:style style:name="P17" style:family="paragraph" style:parent-style-name="Text_20_body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officeooo:rsid="0020778d" officeooo:paragraph-rsid="0020778d"/>
    </style:style>
    <style:style style:name="P19" style:family="paragraph" style:parent-style-name="Text_20_body">
      <style:text-properties officeooo:rsid="002221ae" officeooo:paragraph-rsid="002221ae"/>
    </style:style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Text_20_body" style:list-style-name="L5">
      <style:paragraph-properties fo:margin-top="0cm" fo:margin-bottom="0cm" loext:contextual-spacing="false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1e8605" officeooo:paragraph-rsid="002492fc"/>
    </style:style>
    <style:style style:name="P24" style:family="paragraph" style:parent-style-name="Text_20_body">
      <style:paragraph-properties fo:margin-top="0cm" fo:margin-bottom="0cm" loext:contextual-spacing="false"/>
      <style:text-properties officeooo:rsid="001e8605" officeooo:paragraph-rsid="0030cbfb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e8605" officeooo:paragraph-rsid="001e8605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20778d" officeooo:paragraph-rsid="0020778d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0778d" officeooo:paragraph-rsid="0020778d"/>
    </style:style>
    <style:style style:name="P28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9" style:family="paragraph" style:parent-style-name="Text_20_body" style:list-style-name="L4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30" style:family="paragraph" style:parent-style-name="Text_20_body" style:list-style-name="L5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31" style:family="paragraph" style:parent-style-name="Text_20_body" style:list-style-name="L6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32" style:family="paragraph" style:parent-style-name="Text_20_body" style:list-style-name="L3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33" style:family="paragraph" style:parent-style-name="Text_20_body" style:list-style-name="L2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d0e1e" officeooo:paragraph-rsid="003d0e1e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240e4" officeooo:paragraph-rsid="002240e4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221ae" officeooo:paragraph-rsid="002221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92fc"/>
    </style:style>
    <style:style style:name="T3" style:family="text">
      <style:text-properties officeooo:rsid="00252330"/>
    </style:style>
    <style:style style:name="T4" style:family="text">
      <style:text-properties officeooo:rsid="0025da79"/>
    </style:style>
    <style:style style:name="T5" style:family="text">
      <style:text-properties officeooo:rsid="0028c1e5"/>
    </style:style>
    <style:style style:name="T6" style:family="text">
      <style:text-properties officeooo:rsid="0028c72e"/>
    </style:style>
    <style:style style:name="T7" style:family="text">
      <style:text-properties fo:font-style="italic" officeooo:rsid="0028c72e" style:font-style-asian="italic" style:font-style-complex="italic"/>
    </style:style>
    <style:style style:name="T8" style:family="text">
      <style:text-properties fo:font-style="italic" officeooo:rsid="0030cbfb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9003a"/>
    </style:style>
    <style:style style:name="T11" style:family="text">
      <style:text-properties officeooo:rsid="002a7b49"/>
    </style:style>
    <style:style style:name="T12" style:family="text">
      <style:text-properties officeooo:rsid="002aea0c"/>
    </style:style>
    <style:style style:name="T13" style:family="text">
      <style:text-properties officeooo:rsid="0030cbfb"/>
    </style:style>
    <style:style style:name="T14" style:family="text">
      <style:text-properties fo:font-weight="normal" officeooo:rsid="00329120" style:font-weight-asian="normal" style:font-weight-complex="normal"/>
    </style:style>
    <style:style style:name="T15" style:family="text">
      <style:text-properties fo:font-weight="normal" officeooo:rsid="00331aa2" style:font-weight-asian="normal" style:font-weight-complex="normal"/>
    </style:style>
    <style:style style:name="T16" style:family="text">
      <style:text-properties officeooo:rsid="003772b3"/>
    </style:style>
    <style:style style:name="T17" style:family="text">
      <style:text-properties officeooo:rsid="003a6c34"/>
    </style:style>
    <style:style style:name="T18" style:family="text">
      <style:text-properties officeooo:rsid="003a8cca"/>
    </style:style>
    <style:style style:name="T19" style:family="text">
      <style:text-properties officeooo:rsid="003beaa1"/>
    </style:style>
    <style:style style:name="T20" style:family="text">
      <style:text-properties officeooo:rsid="003ef682"/>
    </style:style>
    <style:style style:name="T21" style:family="text">
      <style:text-properties officeooo:rsid="003ff9b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ésentation</text:h>
      <text:list xml:id="list192794030639263853" text:style-name="L1">
        <text:list-item>
          <text:p text:style-name="P34">Peux-tu te présenter brièvement ? </text:p>
          <text:p text:style-name="P34"/>
        </text:list-item>
      </text:list>
      <text:p text:style-name="P5">Johan Delforge</text:p>
      <text:p text:style-name="P23">Ex-ingé son</text:p>
      <text:p text:style-name="P5">38 ans</text:p>
      <text:p text:style-name="P5">Pont à Celles</text:p>
      <text:p text:style-name="P4"/>
      <text:list xml:id="list181126753033699" text:continue-numbering="true" text:style-name="L1">
        <text:list-item>
          <text:p text:style-name="P34">Où travailles-tu ? (indépendant/PME/grosse boîte/service public...) </text:p>
        </text:list-item>
      </text:list>
      <text:p text:style-name="P28"/>
      <text:p text:style-name="P5">A domicile, comme indépendant via la Smart. <text:span text:style-name="T2">Il m’arrive également de travailler lorsque je pars en voyage.</text:span></text:p>
      <text:list xml:id="list181127767299591" text:continue-numbering="true" text:style-name="L1">
        <text:list-header>
          <text:p text:style-name="P20"/>
        </text:list-header>
        <text:list-item>
          <text:p text:style-name="P34">Quelle est ta fonction exacte au sein de l'entreprise ? Au sein de quel département de l'entreprise travailles-tu ? </text:p>
        </text:list-item>
      </text:list>
      <text:p text:style-name="P28"/>
      <text:p text:style-name="P5"><text:span text:style-name="T2">Je travaille en tant que </text:span>Web developer full stack. <text:span text:style-name="T2">Je suis associé avec un Web designer et/gestionnaire de projet. </text:span></text:p>
      <text:list xml:id="list181126057618623" text:continue-numbering="true" text:style-name="L1">
        <text:list-header>
          <text:p text:style-name="P20"/>
        </text:list-header>
        <text:list-item>
          <text:p text:style-name="P34">Depuis quand exerces-tu ? </text:p>
        </text:list-item>
      </text:list>
      <text:p text:style-name="P28"/>
      <text:p text:style-name="P5">3 ans.</text:p>
      <text:list xml:id="list181126908141557" text:continue-numbering="true" text:style-name="L1">
        <text:list-header>
          <text:p text:style-name="P20"/>
        </text:list-header>
        <text:list-item>
          <text:p text:style-name="P34">Peux-tu me décrire en quoi consiste ton métier ou ton poste ?</text:p>
        </text:list-item>
      </text:list>
      <text:p text:style-name="P28"/>
      <text:p text:style-name="P5">Recevoir des psd (fichier photoshop) et en faire des sites. Essentiellement sur <text:span text:style-name="T2">W</text:span>ordpress avec mon thème maison. </text:p>
      <text:p text:style-name="P5"><text:span text:style-name="T2">Je ne fais p</text:span>as d’applications. </text:p>
      <text:list xml:id="list181126857450235" text:continue-numbering="true" text:style-name="L1">
        <text:list-header>
          <text:p text:style-name="P20"/>
        </text:list-header>
        <text:list-item>
          <text:p text:style-name="P17">Quelles tâches annexes peux-tu être amené à accomplir ? </text:p>
        </text:list-item>
      </text:list>
      <text:p text:style-name="P1">Faire des render vidéo. </text:p>
      <text:p text:style-name="P1"/>
      <text:h text:style-name="Heading_20_2" text:outline-level="2"><text:bookmark text:name="user-content-pourquoi-le-webdevelopment-"/>Pourquoi le webdevelopment ?</text:h>
      <text:list xml:id="list3466704286217968982" text:style-name="L2">
        <text:list-item>
          <text:p text:style-name="P33">Qu’est-ce qui t'a donné envie de faire ce métier ? </text:p>
        </text:list-item>
      </text:list>
      <text:p text:style-name="P28"/>
      <text:p text:style-name="P25"><text:span text:style-name="T3">Avoir un métier bien payé qui permet d’apprendre constamment. Egalement</text:span>, travailler à domicile. </text:p>
      <text:p text:style-name="P25"><text:span text:style-name="T3">A la base, j’ai une p</text:span>assion pour l’informatique. Je monte des PC depuis mes 14 ans.</text:p>
      <text:p text:style-name="P5"><text:span text:style-name="T3">Je possède aussi un e</text:span>sprit matheux. </text:p>
      <text:list xml:id="list181127213316717" text:continue-numbering="true" text:style-name="L2">
        <text:list-header>
          <text:p text:style-name="P21"/>
        </text:list-header>
        <text:list-item>
          <text:p text:style-name="P33"><text:soft-page-break/>Quel est ton parcours ? (études/autodidacte/...) </text:p>
        </text:list-item>
      </text:list>
      <text:p text:style-name="P28"/>
      <text:p text:style-name="P25">Ingé son à l’IAD à Mons, à Londres ect… </text:p>
      <text:p text:style-name="P27"><text:span text:style-name="T3">Ensuite, j’ai r</text:span>éalis<text:span text:style-name="T3">é plusieurs</text:span> albums de musique. </text:p>
      <text:p text:style-name="P27"><text:span text:style-name="T3">J’ai monté p</text:span>lusieurs <text:span text:style-name="T3">projets musicaux</text:span>. </text:p>
      <text:p text:style-name="P27"><text:span text:style-name="T3">Concernant le web development, je me suis formé en a</text:span>utodidacte, surtout sur le site Treehouse. </text:p>
      <text:list xml:id="list181126605476519" text:continue-numbering="true" text:style-name="L2">
        <text:list-header>
          <text:p text:style-name="P21"/>
        </text:list-header>
        <text:list-item>
          <text:p text:style-name="P16">Comment es-tu parvenu à ton emploi actuel ? </text:p>
        </text:list-item>
      </text:list>
      <text:p text:style-name="P18">J’avais un ami qui était web designer et je lui ai proposé de faire ses sites car il sou<text:span text:style-name="T4">s-</text:span>traitait à l’étranger. Je me suis lancé à l’aveugle en réalisant un premier site pour lui. <text:span text:style-name="T4">Il n’était pas trop compliqué à réaliser pour un développeur mais je n’y connaissais rien. C’était un défi et surtout un boulot rémunéré. </text:span>Ca m’a pris 6 semaines pour le réaliser. </text:p>
      <text:h text:style-name="Heading_20_2" text:outline-level="2"><text:bookmark text:name="user-content-un-bon-webdeveloper"/>Un bon webdeveloper...</text:h>
      <text:list xml:id="list6875971856901879047" text:style-name="L3">
        <text:list-item>
          <text:p text:style-name="P32">Quelles sont les qualités personnelles nécessaires pour exercer ce métier selon toi ? </text:p>
        </text:list-item>
      </text:list>
      <text:p text:style-name="P28"/>
      <text:p text:style-name="P27"><text:span text:style-name="T19">Avoir une é</text:span>coute active de ses collègues. </text:p>
      <text:p text:style-name="P27"><text:span text:style-name="T20">Posséder un e</text:span>sprit d’abstraction. <text:span text:style-name="T21">Être </text:span>rationnel, <text:span text:style-name="T9">méthodique</text:span><text:span text:style-name="T1">,</text:span><text:span text:style-name="T14"> </text:span><text:span text:style-name="T15">j</text:span>uqu’au boutiste. Avoir l’oeil <text:span text:style-name="T5">avisé. </text:span></text:p>
      <text:p text:style-name="P35">Enfin, pouvoir gérer le stress. </text:p>
      <text:p text:style-name="P4"/>
      <text:list xml:id="list181126982590898" text:continue-numbering="true" text:style-name="L3">
        <text:list-item>
          <text:p text:style-name="P32">Quelles sont les compétences professionnelles exigées dans ce métier ? </text:p>
        </text:list-item>
      </text:list>
      <text:p text:style-name="P28"/>
      <text:p text:style-name="P27"><text:span text:style-name="T9">Avoir une méthode est la clé pour être efficace</text:span><text:span text:style-name="T1">.</text:span> Ca prend plus de temps au début, mais ça finit par payer. Tu bosses plus sur la méthode plutôt que sur le contenu. </text:p>
      <text:p text:style-name="P6"/>
      <text:p text:style-name="P27"><text:span text:style-name="T6">Par contre, e</text:span>n fin de course, <text:span text:style-name="T6">si on a pas finalisé le projet, on lâche la méthode et on fait ce qu’on appelle un </text:span><text:span text:style-name="T7">sprint</text:span>. </text:p>
      <text:p text:style-name="P4"/>
      <text:list xml:id="list181127258993098" text:continue-numbering="true" text:style-name="L3">
        <text:list-item>
          <text:p text:style-name="P32">Peux-tu préciser à quelles technologies tu fais appel au quotidien ? </text:p>
        </text:list-item>
      </text:list>
      <text:p text:style-name="P28"/>
      <text:p text:style-name="P36">J’utilise Sublime Text, j’ai fait le tour de tous les trucs. </text:p>
      <text:p text:style-name="P27">PHP, SASS, JAVASCRIPT, Gulp. Ajax, Jquery, Angular, Node.js, My sql, API.</text:p>
      <text:p text:style-name="P6"/>
      <text:p text:style-name="P27"><text:span text:style-name="T13">Précision contcernant Gulp, cet outil a changé ma vie de developper. Je l’ai découvert seulement après 1 an de métier. C’est un </text:span><text:span text:style-name="T8">task runner</text:span><text:span text:style-name="T13">, ça </text:span>permet d'automatiser les tâches de développement récurrentes</text:p>
      <text:p text:style-name="P6"/>
      <text:p text:style-name="P10">Wonderlist pour échanger avec ton web designer des listes de tâches.</text:p>
      <text:p text:style-name="P24">Azana pour agenda. </text:p>
      <text:p text:style-name="P4"/>
      <text:list xml:id="list181126715014384" text:continue-numbering="true" text:style-name="L3">
        <text:list-item>
          <text:p text:style-name="P12">Qu’est-ce qui te plaît le plus dans ton métier et pourquoi ? </text:p>
        </text:list-item>
      </text:list>
      <text:p text:style-name="P2"><text:soft-page-break/>Le travail bien fait, la maîtrise. </text:p>
      <text:p text:style-name="P2">Apprendre de nouvelles choses, relev<text:span text:style-name="T10">er</text:span> des défis. </text:p>
      <text:h text:style-name="Heading_20_2" text:outline-level="2"><text:bookmark text:name="user-content-contraintes"/>Contraintes</text:h>
      <text:list xml:id="list7942469591043199303" text:style-name="L4">
        <text:list-item>
          <text:p text:style-name="P29">Quelles sont les personnes avec qui tu es amené à entrer en relation ? </text:p>
        </text:list-item>
      </text:list>
      <text:p text:style-name="P28"/>
      <text:p text:style-name="P37">Web designer/gestionnaire de projets. <text:span text:style-name="T11">Je n’ai pas de contacts avec les clients. </text:span></text:p>
      <text:p text:style-name="P4"/>
      <text:list xml:id="list181126150056403" text:continue-numbering="true" text:style-name="L4">
        <text:list-item>
          <text:p text:style-name="P29">Y a-t-il des conditions de travail spécifiques ? Des contraintes physiques ? </text:p>
        </text:list-item>
      </text:list>
      <text:p text:style-name="P28"/>
      <text:p text:style-name="P7">Tout le temps assis. </text:p>
      <text:p text:style-name="P7">Etre présent en journée. </text:p>
      <text:p text:style-name="P4"/>
      <text:list xml:id="list181126597064879" text:continue-numbering="true" text:style-name="L4">
        <text:list-item>
          <text:p text:style-name="P13">Quels sont les problèmes auxquels tu peux être confronté ? </text:p>
        </text:list-item>
      </text:list>
      <text:p text:style-name="P3">Parfois il faut aller vite, <text:span text:style-name="T12">mais pour trouver la bonne info, il faut du temps</text:span>. </text:p>
      <text:h text:style-name="Heading_20_2" text:outline-level="2"><text:bookmark text:name="user-content-le-marché-de-lemploi"/>Le marché de l'emploi</text:h>
      <text:list xml:id="list354534888151170244" text:style-name="L5">
        <text:list-item>
          <text:p text:style-name="P30">Quelles sont les évolutions possibles selon toi ? </text:p>
        </text:list-item>
      </text:list>
      <text:p text:style-name="P28"/>
      <text:p text:style-name="P8">Infinies, ça va dans tous les sens. </text:p>
      <text:list xml:id="list181126879095882" text:continue-numbering="true" text:style-name="L5">
        <text:list-header>
          <text:p text:style-name="P22"/>
        </text:list-header>
        <text:list-item>
          <text:p text:style-name="P30">Quel est l'état du marché de l'emploi pour ce métier en général selon toi ? Dans ta zone géographique ? </text:p>
        </text:list-item>
      </text:list>
      <text:p text:style-name="P28"/>
      <text:p text:style-name="P37">C’est la folie. Même à Charleroi, il y a plein de boîtes. Je pourrais également travailler à l’étranger. </text:p>
      <text:p text:style-name="P7"/>
      <text:list xml:id="list181126218205676" text:continue-numbering="true" text:style-name="L5">
        <text:list-header>
          <text:p text:style-name="P22"/>
        </text:list-header>
        <text:list-item>
          <text:p text:style-name="P30">Existe-t-il des difficultés de recrutement dans ton métier ? </text:p>
        </text:list-item>
      </text:list>
      <text:p text:style-name="P7">Non</text:p>
      <text:list xml:id="list181126562490452" text:continue-numbering="true" text:style-name="L5">
        <text:list-header>
          <text:p text:style-name="P22"/>
        </text:list-header>
        <text:list-item>
          <text:p text:style-name="P14">As-tu déjà été démarché par un recruteur ? </text:p>
        </text:list-item>
      </text:list>
      <text:p text:style-name="P3">Oui. Ca m’arrive régulièrement via Linkedin. </text:p>
      <text:p text:style-name="P3"/>
      <text:h text:style-name="Heading_20_2" text:outline-level="2">Conseils…</text:h>
      <text:list xml:id="list7618369134927137981" text:style-name="L6">
        <text:list-item>
          <text:p text:style-name="P31">Y a-t-il des personnes à qui tu déconseillerais de faire ce métier ? </text:p>
        </text:list-item>
      </text:list>
      <text:p text:style-name="P28"/>
      <text:p text:style-name="P37">Il faut l’esprit adapté <text:span text:style-name="T16">(voir réponse précédente) et être persévérant.</text:span> <text:span text:style-name="T17">P</text:span>ouvoir rester derrière un PC toute la journée. </text:p>
      <text:p text:style-name="P4"><text:soft-page-break/></text:p>
      <text:list xml:id="list181126766684116" text:continue-numbering="true" text:style-name="L6">
        <text:list-item>
          <text:p text:style-name="P15">Quels conseils me donnerais-tu ? </text:p>
        </text:list-item>
      </text:list>
      <text:p text:style-name="P11"/>
      <text:p text:style-name="P3"><text:span text:style-name="T18">La meilleure chose à faire est de t</text:span>rouver du boulot et se former sur le tas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21:16:31.535645562</meta:creation-date>
    <dc:date>2017-11-19T18:11:10.126026082</dc:date>
    <meta:editing-duration>PT1H35M36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4" meta:paragraph-count="78" meta:word-count="742" meta:character-count="4292" meta:non-whitespace-character-count="3600"/>
  </office:meta>
</office:document-meta>
</file>